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style:text-underline-type="single" fo:font-weight="normal"/>
    </style:style>
    <style:style style:family="text" style:name="T2" style:display-name="T2">
      <style:text-properties fo:font-weight="normal"/>
    </style:style>
    <style:style style:family="paragraph" style:name="P1" style:display-name="P1" style:parent-style-name="Normal">
      <style:text-properties fo:font-weight="bold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PROGRAMMA 3: <text:span text:style-name="T1">SOMMA MATRICI</text:span></text:p>
        <text:p text:style-name="P1"/>
        <text:p text:style-name="P1"><text:span text:style-name="T2">Questo programma ci permette di calcolare la somma tra due matrici quadrate. Per fare ciò è necessario che le due matrici Input e la matrice Output siano della stessa dimension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20%" fo:margin-top="0cm" fo:margin-bottom="0.247cm"/>
    </style:style>
    <style:style style:family="paragraph" style:name="Normal" style:display-name="Normal">
      <style:paragraph-properties style:writing-mode="lr"/>
      <style:text-properties style:font-name="Liberation Serif" fo:font-size="12pt" fo:language="it" fo:country="I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Rocco </meta:initial-creator>
    <dc:creator>Rocco </dc:creator>
    <meta:creation-date>2015-01-19T19:12:28.469310324</meta:creation-date>
    <dc:date>Mon Jan 19 19:16:35 2015
</dc:date>
  </office:meta>
</office:document-meta>
</file>